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3" style:family="graphic" style:parent-style-name="standard">
      <style:graphic-properties draw:stroke="solid"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draw:marker-start-width="0.275cm" draw:marker-end-width="0.275cm" draw:fill="solid" draw:fill-color="#83caff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</style:style>
    <style:style style:name="pr1" style:family="presentation" style:parent-style-name="design-2008-subtitle" style:list-style-name="L7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draw:auto-grow-height="true" fo:min-height="14.03cm"/>
    </style:style>
    <style:style style:name="pr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sign-2008-notes">
      <style:graphic-properties draw:fill-color="#ffffff" fo:min-height="11.142cm"/>
    </style:style>
    <style:style style:name="pr7" style:family="presentation" style:parent-style-name="design-2008-outline1">
      <style:graphic-properties draw:auto-grow-height="true" fo:min-height="13.267cm"/>
    </style:style>
    <style:style style:name="pr8" style:family="presentation" style:parent-style-name="design-2008-outline1">
      <style:graphic-properties fo:min-height="13.779cm"/>
    </style:style>
    <style:style style:name="pr9" style:family="presentation" style:parent-style-name="design-2008-title">
      <style:graphic-properties draw:auto-grow-height="true" fo:min-height="2.77cm"/>
    </style:style>
    <style:style style:name="pr10" style:family="presentation" style:parent-style-name="design-2008-outline1" style:list-style-name="L4">
      <style:graphic-properties fo:min-height="14.029cm"/>
    </style:style>
    <style:style style:name="pr11" style:family="presentation" style:parent-style-name="design-2008-title">
      <style:graphic-properties fo:min-height="2.771cm"/>
    </style:style>
    <style:style style:name="pr12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sign-2008-title">
      <style:graphic-properties fo:min-height="2.52cm"/>
    </style:style>
    <style:style style:name="pr1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9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95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5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794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2.093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4.936cm" style:use-optimal-column-width="false"/>
    </style:style>
    <style:style style:name="co2" style:family="table-column">
      <style:table-column-properties style:column-width="5.55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52cm"/>
    </style:style>
    <style:style style:name="ce1" style:family="table-cell">
      <style:graphic-properties draw:fill="solid" draw:fill-color="#800000" style:repeat="repeat" draw:textarea-vertical-align="middle"/>
      <style:paragraph-properties fo:text-align="center"/>
      <style:text-properties fo:color="#ffffff" fo:font-size="16pt" style:font-size-asian="16pt" style:font-size-complex="16pt"/>
    </style:style>
    <style:style style:name="ce2" style:family="table-cell">
      <style:graphic-properties draw:fill="solid" draw:fill-color="#cccccc" style:repeat="repeat" draw:textarea-vertical-align="middle"/>
      <style:paragraph-properties fo:text-align="center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color="#0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ce4" style:family="table-cell">
      <style:graphic-properties draw:fill="solid" draw:fill-color="#e6e6e6" style:repeat="repeat" draw:textarea-vertical-align="middle"/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ce5" style:family="table-cell">
      <style:graphic-properties draw:fill="solid" draw:fill-color="#e6e6e6" style:repeat="repeat" draw:textarea-vertical-align="middle"/>
      <style:paragraph-properties fo:text-align="center"/>
      <style:text-properties fo:color="#000000" fo:font-family="Arial" style:font-family-generic="swiss" style:font-pitch="variable" fo:font-size="18pt" style:font-size-asian="18pt" style:font-size-complex="18pt"/>
    </style:style>
    <style:style style:name="ce6" style:family="table-cell">
      <style:graphic-properties draw:fill="solid" draw:fill-color="#cccccc" style:repeat="repeat" draw:textarea-vertical-align="middle"/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ce7" style:family="table-cell">
      <style:graphic-properties draw:fill="solid" draw:fill-color="#cccccc" style:repeat="repeat" draw:textarea-vertical-align="middle"/>
      <style:paragraph-properties fo:text-align="center"/>
      <style:text-properties fo:color="#000000"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.1cm" fo:margin-bottom="0.1cm" style:text-autospace="none"/>
    </style:style>
    <style:style style:name="P5" style:family="paragraph">
      <style:paragraph-properties fo:margin-top="0.1cm" fo:margin-bottom="0.1cm" style:writing-mode="lr-tb"/>
      <style:text-properties fo:font-family="Arial" style:font-family-generic="swiss" style:font-pitch="variable" fo:font-size="16pt" fo:text-shadow="none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color="#ffffff" fo:font-family="Arial" style:font-family-generic="swiss" style:font-pitch="variable"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family="Arial" style:font-family-generic="swiss" style:font-pitch="variable" fo:font-size="14pt" style:font-size-asian="14pt" style:font-size-complex="14pt"/>
    </style:style>
    <style:style style:name="P11" style:family="paragraph">
      <style:text-properties fo:font-family="Arial" style:font-family-generic="swiss" style:font-pitch="variable" fo:font-size="14pt" style:font-size-asian="14pt" style:font-size-complex="14pt"/>
    </style:style>
    <style:style style:name="P12" style:family="paragraph">
      <style:text-properties fo:font-family="Arial" style:font-family-generic="swiss" style:font-pitch="variable" fo:font-size="12pt" style:font-size-asian="12pt" style:font-size-complex="12pt"/>
    </style:style>
    <style:style style:name="P13" style:family="paragraph">
      <style:paragraph-properties fo:margin-top="0.1cm" fo:margin-bottom="0.1cm"/>
    </style:style>
    <style:style style:name="P14" style:family="paragraph">
      <style:paragraph-properties fo:margin-top="0.1cm" fo:margin-bottom="0.1cm" style:writing-mode="lr-tb"/>
      <style:text-properties fo:font-size="16pt" fo:text-shadow="none" style:font-size-asian="16pt" style:font-size-complex="16pt"/>
    </style:style>
    <style:style style:name="P15" style:family="paragraph">
      <style:paragraph-properties style:text-autospace="none"/>
    </style:style>
    <style:style style:name="P16" style:family="paragraph">
      <style:paragraph-properties fo:margin-top="0.1cm" fo:margin-bottom="0.1cm" style:text-autospace="none" style:writing-mode="lr-tb"/>
      <style:text-properties fo:font-size="16pt" fo:text-shadow="none" style:font-size-asian="16pt" style:font-size-complex="16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4" style:family="text">
      <style:text-properties fo:color="#2a00f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0000"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 fo:font-weight="normal" style:font-weight-asian="normal" style:font-weight-complex="normal"/>
    </style:style>
    <style:style style:name="T10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11" style:family="text">
      <style:text-properties fo:font-family="Arial" style:font-family-generic="swiss" style:font-pitch="variable"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family="Arial" style:font-family-generic="swiss" style:font-pitch="variable" fo:font-size="12pt" style:font-size-asian="12pt" style:font-size-complex="12pt"/>
    </style:style>
    <style:style style:name="T14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6pt" fo:text-shadow="none" style:font-size-asian="16pt" style:font-size-complex="16pt"/>
    </style:style>
    <style:style style:name="T18" style:family="text">
      <style:text-properties style:use-window-font-color="true" style:text-outline="false" style:text-line-through-style="none" style:text-position="0% 100%" fo:font-family="Helvetica" style:font-family-generic="swiss" fo:font-size="16pt" fo:language="fr" fo:country="FR" fo:font-style="normal" fo:text-shadow="none" style:text-underline-style="none" fo:font-weight="normal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position="0% 100%" fo:font-family="Arial" style:font-family-generic="swiss" fo:font-size="16pt" fo:language="fr" fo:country="FR" fo:font-style="normal" fo:text-shadow="none" style:text-underline-style="none" fo:font-weight="normal" style:font-family-asian="Arial" style:font-family-generic-asian="swiss" style:font-size-asian="16pt" style:font-style-asian="normal" style:font-weight-asian="normal" style:font-family-complex="Arial" style:font-family-generic-complex="swiss" style:font-size-complex="9.10000038146973pt" style:font-style-complex="normal" style:font-weight-complex="normal" style:text-emphasize="none" style:font-relief="none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800000" fo:font-size="16pt" style:font-size-asian="16pt" style:font-size-complex="16pt"/>
    </style:style>
    <style:style style:name="T2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4 - Le Resolver</presentation:footer-decl>
      <presentation:footer-decl presentation:name="ftr2">04 - Resolver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Le Resolve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2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Chargement de classe</text:p>
          </draw:text-box>
        </draw:frame>
        <draw:frame presentation:style-name="pr4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>Ordre de priorité du chargement de classes</text:p>
              </text:list-item>
            </text:list>
            <text:list text:style-name="L4">
              <text:list-item>
                <text:list>
                  <text:list-item>
                    <text:p>Le package fait partie du « bootdelegation » du framework</text:p>
                  </text:list-item>
                  <text:list-item>
                    <text:p>Le package est importé par le bundle</text:p>
                  </text:list-item>
                  <text:list-item>
                    <text:p>Le package est interne au bund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lasses + bibliothèques internes (JAR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Le package est importé dynamiquement et sera résolu lors du premier chargement (si disponible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Bootdelegation</text:p>
                <text:p/>
                <text:p/>
                <text:list>
                  <text:list-item>
                    <text:p>Chargement de la classe délégué au classloader parent</text:p>
                    <text:list>
                      <text:list-item>
                        <text:p>Classloader de la JVM (JRE, classpath, endorsed, etc.)</text:p>
                      </text:list-item>
                    </text:list>
                  </text:list-item>
                  <text:list-item>
                    <text:p>Concerne les packages java.* plus ceux définis dans la configuration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8cm" svg:height="1.723cm" svg:x="2cm" svg:y="13.277cm" presentation:class="outline" presentation:user-transformed="true">
          <draw:text-box>
            <text:p text:style-name="P4"><text:span text:style-name="T2"># Fichier de configuration du framework OSGi</text:span></text:p>
            <text:p text:style-name="P4"><text:span text:style-name="T3">org.osgi.framework.bootdelegation=</text:span><text:span text:style-name="T4">com.sun.corba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2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Import de package et versions </text:p>
          </draw:text-box>
        </draw:frame>
        <draw:frame presentation:style-name="pr7" draw:layer="layout" svg:width="23.438cm" svg:height="13.267cm" svg:x="0.86cm" svg:y="4.233cm" presentation:class="outline" presentation:user-transformed="true">
          <draw:text-box>
            <text:list text:style-name="L3">
              <text:list-item>
                <text:p>Déclaration dans le fichier MANIFEST du bundle</text:p>
                <text:p/>
                <text:p/>
              </text:list-item>
              <text:list-item>
                <text:p>Spécifier une version (ou une plage de versions) requise</text:p>
              </text:list-item>
            </text:list>
            <text:p/>
            <text:p/>
            <text:p/>
            <text:p/>
            <text:p/>
          </draw:text-box>
        </draw:frame>
        <draw:frame presentation:style-name="pr5" draw:text-style-name="P5" draw:layer="layout" svg:width="18cm" svg:height="1.723cm" svg:x="1.5cm" svg:y="5.377cm" presentation:class="outline" presentation:user-transformed="true">
          <draw:text-box>
            <text:p text:style-name="P4"><text:span text:style-name="T2"># MANIFEST.MF</text:span></text:p>
            <text:p text:style-name="P4"><text:span text:style-name="T3">Import-Package=</text:span><text:span text:style-name="T4">com.zenika.osgi.service; version="1.0.0"</text:span></text:p>
          </draw:text-box>
        </draw:frame>
        <draw:frame draw:style-name="standard" draw:layer="layout" svg:width="10.492cm" svg:height="5.721cm" svg:x="1.754cm" svg:y="8.9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Syntaxe</text:span></text:p>
              </table:table-cell>
              <table:table-cell>
                <text:p text:style-name="P6"><text:span text:style-name="T5">Signification</text:span></text:p>
              </table:table-cell>
            </table:table-row>
            <table:table-row table:style-name="ro1">
              <table:table-cell table:style-name="ce2">
                <text:p text:style-name="P6"><text:span text:style-name="T6">"[min, max)"</text:span></text:p>
              </table:table-cell>
              <table:table-cell table:style-name="ce3">
                <text:p text:style-name="P6"><text:span text:style-name="T7">min ≤ x &lt; max</text:span></text:p>
              </table:table-cell>
            </table:table-row>
            <table:table-row table:style-name="ro2">
              <table:table-cell table:style-name="ce4">
                <text:p text:style-name="P6"><text:span text:style-name="T6">"[min, max]"</text:span></text:p>
              </table:table-cell>
              <table:table-cell table:style-name="ce5">
                <text:p text:style-name="P6"><text:span text:style-name="T7">min ≤ x ≤ max</text:span></text:p>
              </table:table-cell>
            </table:table-row>
            <table:table-row table:style-name="ro1">
              <table:table-cell table:style-name="ce6">
                <text:p text:style-name="P6"><text:span text:style-name="T6">"(min, max)"</text:span></text:p>
              </table:table-cell>
              <table:table-cell table:style-name="ce7">
                <text:p text:style-name="P6"><text:span text:style-name="T7">min &lt; x &lt; max</text:span></text:p>
              </table:table-cell>
            </table:table-row>
            <table:table-row table:style-name="ro1">
              <table:table-cell table:style-name="ce4">
                <text:p text:style-name="P6"><text:span text:style-name="T6">"(min, max]"</text:span></text:p>
              </table:table-cell>
              <table:table-cell table:style-name="ce5">
                <text:p text:style-name="P6"><text:span text:style-name="T7">min &lt; x ≤ max</text:span></text:p>
              </table:table-cell>
            </table:table-row>
            <table:table-row table:style-name="ro1">
              <table:table-cell table:style-name="ce6">
                <text:p text:style-name="P6"><text:span text:style-name="T6">"min"</text:span></text:p>
              </table:table-cell>
              <table:table-cell table:style-name="ce7">
                <text:p text:style-name="P6"><text:span text:style-name="T7">min ≤ 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2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<text:span text:style-name="T8">Principe de résolution d'un package</text:span>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Un package satisfaisant les critères de version est exporté par le framework (« System Bundle ») ou par un autre bundle</text:p>
                <text:list>
                  <text:list-item>
                    <text:p>Généralement, le System Bundle correspond au bundle 0</text:p>
                  </text:list-item>
                </text:list>
              </text:list-item>
              <text:list-item>
                <text:p>Si pas de version spécifiée, liaison avec le package ayant la version la plus haute</text:p>
              </text:list-item>
              <text:list-item>
                <text:p>Si plusieurs packages correspondent, liaison avec le package exporté par le bundle ayant le plus petit identifiant</text:p>
                <text:list>
                  <text:list-item>
                    <text:p>Correspond au package ayant été exporté en premier</text:p>
                  </text:list-item>
                  <text:list-item>
                    <text:p>En effet, lors de l'installation d'un bundle, un identifiant (qui est incrémenté pour chaque nouveau bundle) lui est attribué</text:p>
                  </text:list-item>
                </text:list>
              </text:list-item>
              <text:list-item>
                <text:p>Si le package importé est optionnel, une seule tentative de liaison lors de la résolution du bundl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2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Export de package</text:p>
          </draw:text-box>
        </draw:frame>
        <draw:frame presentation:style-name="pr7" draw:layer="layout" svg:width="23.438cm" svg:height="13.267cm" svg:x="0.86cm" svg:y="4.233cm" presentation:class="outline" presentation:user-transformed="true">
          <draw:text-box>
            <text:list text:style-name="L3">
              <text:list-item>
                <text:p>Déclaration dans le fichier MANIFEST du bundle</text:p>
              </text:list-item>
            </text:list>
            <text:p/>
            <text:p/>
            <text:list text:continue-numbering="true" text:style-name="L3">
              <text:list-item>
                <text:p>Si pas de version spécifiée, le bundle exporte la version "0.0.0"</text:p>
                <text:p/>
              </text:list-item>
              <text:list-item>
                <text:p>Définition de la directive <text:span text:style-name="T9">uses</text:span></text:p>
                <text:p/>
                <text:p/>
                <text:list>
                  <text:list-item>
                    <text:p>Permet d'éviter les confits de version et de contrôler la cohérence des dépendances durant la phase de résolution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8cm" svg:height="1.723cm" svg:x="1.5cm" svg:y="5.378cm" presentation:class="outline" presentation:user-transformed="true">
          <draw:text-box>
            <text:p text:style-name="P4"><text:span text:style-name="T2"># MANIFEST.MF</text:span></text:p>
            <text:p text:style-name="P4"><text:span text:style-name="T3">Export-Package=</text:span><text:span text:style-name="T4">com.zenika.osgi.service; version="1.0.0"</text:span></text:p>
          </draw:text-box>
        </draw:frame>
        <draw:frame presentation:style-name="pr5" draw:text-style-name="P5" draw:layer="layout" svg:width="18.212cm" svg:height="2.354cm" svg:x="1.5cm" svg:y="11.903cm" presentation:class="outline" presentation:user-transformed="true">
          <draw:text-box>
            <text:p text:style-name="P4"><text:span text:style-name="T2"># MANIFEST.MF</text:span></text:p>
            <text:p text:style-name="P4"><text:span text:style-name="T3">Export-Package=</text:span><text:span text:style-name="T4">com.zenika.osgi.service; uses:="org.osgi.log"; version="1.0.0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2">
        <office:forms form:automatic-focus="false" form:apply-design-mode="false"/>
        <draw:frame presentation:style-name="pr9" draw:layer="layout" svg:width="19.548cm" svg:height="2.77cm" svg:x="0.86cm" svg:y="0.264cm" presentation:class="title">
          <draw:text-box>
            <text:p>Directive uses : exemple</text:p>
          </draw:text-box>
        </draw:frame>
        <draw:custom-shape draw:style-name="gr2" draw:text-style-name="P8" draw:layer="layout" svg:width="2.784cm" svg:height="2.34cm" svg:x="22.016cm" svg:y="7.4cm">
          <text:p text:style-name="P6"><text:span text:style-name="T10">Servlet </text:span></text:p>
          <text:p text:style-name="P6"><text:span text:style-name="T10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21.712cm" svg:y1="9.298cm" svg:x2="22.051cm" svg:y2="9.298cm" svg:d="m21712 9298c254 0 85 0 339 0">
          <text:p/>
        </draw:connector>
        <draw:custom-shape draw:style-name="gr4" draw:layer="layout" svg:width="0.377cm" svg:height="0.376cm" draw:transform="rotate (-3.14159265358979) translate (21.712cm 9.486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5cm" svg:height="1.804cm" svg:x="17.2cm" svg:y="9.596cm">
          <draw:text-box>
            <text:p text:style-name="P9"><text:span text:style-name="T11">export</text:span></text:p>
            <text:p text:style-name="P9"><text:span text:style-name="T11">javax.servlet</text:span></text:p>
            <text:p text:style-name="P9"><text:span text:style-name="T11">version="2.3.0"</text:span></text:p>
          </draw:text-box>
        </draw:frame>
        <draw:custom-shape draw:style-name="gr2" draw:text-style-name="P8" draw:layer="layout" svg:width="2.784cm" svg:height="2.34cm" svg:x="14.981cm" svg:y="7.4cm">
          <text:p text:style-name="P6"><text:span text:style-name="T10">HTTP </text:span></text:p>
          <text:p text:style-name="P6"><text:span text:style-name="T10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14.577cm" svg:y1="9.298cm" svg:x2="14.916cm" svg:y2="9.298cm" svg:d="m14577 9298c254 0 85 0 339 0">
          <text:p/>
        </draw:connector>
        <draw:custom-shape draw:style-name="gr4" draw:layer="layout" svg:width="0.377cm" svg:height="0.376cm" draw:transform="rotate (-3.14159265358979) translate (14.577cm 9.486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layer="layout" draw:type="curve" svg:x1="17.8cm" svg:y1="9.289cm" svg:x2="18.139cm" svg:y2="9.289cm" svg:d="m17800 9289c254 0 85 0 339 0">
          <text:p/>
        </draw:connector>
        <draw:custom-shape draw:style-name="gr4" draw:layer="layout" svg:width="0.377cm" svg:height="0.377cm" draw:transform="rotate (-3.14159265358979) translate (18.516cm 9.477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2.784cm" svg:height="2.34cm" svg:x="7.081cm" svg:y="7.4cm">
          <text:p text:style-name="P6"><text:span text:style-name="T10">HTTP </text:span></text:p>
          <text:p text:style-name="P6"><text:span text:style-name="T10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6.677cm" svg:y1="9.298cm" svg:x2="7.016cm" svg:y2="9.298cm" svg:d="m6677 9298c254 0 85 0 339 0">
          <text:p/>
        </draw:connector>
        <draw:connector draw:style-name="gr3" draw:layer="layout" draw:type="curve" svg:x1="9.9cm" svg:y1="9.289cm" svg:x2="10.239cm" svg:y2="9.289cm" svg:d="m9900 9289c254 0 85 0 339 0">
          <text:p/>
        </draw:connector>
        <draw:custom-shape draw:style-name="gr4" draw:layer="layout" svg:width="0.377cm" svg:height="0.377cm" draw:transform="rotate (-3.14159265358979) translate (10.616cm 9.477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2.784cm" svg:height="2.34cm" svg:x="0.604cm" svg:y="7.4cm">
          <text:p text:style-name="P6"><text:span text:style-name="T10">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layer="layout" svg:width="0.377cm" svg:height="0.376cm" draw:transform="rotate (-3.14159265358979) translate (4.181cm 9.476cm)">
          <text:p/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layer="layout" draw:type="curve" svg:x1="3.423cm" svg:y1="9.289cm" svg:x2="3.762cm" svg:y2="9.289cm" svg:d="m3423 9289c254 0 85 0 339 0">
          <text:p/>
        </draw:connector>
        <draw:custom-shape draw:style-name="gr4" draw:layer="layout" svg:width="0.377cm" svg:height="0.377cm" draw:transform="rotate (-3.14159265358979) translate (6.657cm 9.495cm)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cm" svg:height="1.804cm" svg:x="17.7cm" svg:y="7.2cm">
          <draw:text-box>
            <text:p><text:span text:style-name="T11">import</text:span></text:p>
            <text:p><text:span text:style-name="T11">javax.servlet</text:span></text:p>
            <text:p><text:span text:style-name="T11">version="2.3.0"</text:span></text:p>
          </draw:text-box>
        </draw:frame>
        <draw:frame draw:style-name="gr5" draw:text-style-name="P11" draw:layer="layout" svg:width="6cm" svg:height="1.305cm" svg:x="9.8cm" svg:y="7.7cm">
          <draw:text-box>
            <text:p><text:span text:style-name="T11">import</text:span></text:p>
            <text:p><text:span text:style-name="T11">org.osgi.service.http</text:span></text:p>
          </draw:text-box>
        </draw:frame>
        <draw:frame draw:style-name="gr5" draw:text-style-name="P10" draw:layer="layout" svg:width="5.5cm" svg:height="1.804cm" svg:x="9.8cm" svg:y="9.6cm">
          <draw:text-box>
            <text:p text:style-name="P9"><text:span text:style-name="T11">export</text:span></text:p>
            <text:p text:style-name="P9"><text:span text:style-name="T11">org.osgi.service.http</text:span></text:p>
            <text:p text:style-name="P9"><text:span text:style-name="T11">uses:="javax.servlet"</text:span></text:p>
          </draw:text-box>
        </draw:frame>
        <draw:frame draw:style-name="gr5" draw:text-style-name="P10" draw:layer="layout" svg:width="4cm" svg:height="1.804cm" svg:x="3.2cm" svg:y="7.276cm">
          <draw:text-box>
            <text:p text:style-name="P9"><text:span text:style-name="T11">import</text:span></text:p>
            <text:p text:style-name="P9"><text:span text:style-name="T11">javax.servlet</text:span></text:p>
            <text:p text:style-name="P9"><text:span text:style-name="T11">version="2.4.0"</text:span></text:p>
          </draw:text-box>
        </draw:frame>
        <draw:frame draw:style-name="gr5" draw:text-style-name="P11" draw:layer="layout" svg:width="4.3cm" svg:height="1.804cm" svg:x="3.2cm" svg:y="9.6cm">
          <draw:text-box>
            <text:p><text:span text:style-name="T11">export</text:span></text:p>
            <text:p><text:span text:style-name="T11">javax.servlet</text:span></text:p>
            <text:p><text:span text:style-name="T11">version="2.4.0"</text:span></text:p>
          </draw:text-box>
        </draw:frame>
        <draw:line draw:style-name="gr6" draw:layer="layout" svg:x1="10.6cm" svg:y1="9.3cm" svg:x2="14.1cm" svg:y2="9.3cm">
          <text:p/>
        </draw:line>
        <draw:line draw:style-name="gr6" draw:layer="layout" svg:x1="18.516cm" svg:y1="9.3cm" svg:x2="21.3cm" svg:y2="9.3cm">
          <text:p/>
        </draw:line>
        <draw:line draw:style-name="gr6" draw:layer="layout" svg:x1="6.298cm" svg:y1="9.317cm" svg:x2="4.199cm" svg:y2="9.317cm">
          <text:p/>
        </draw:line>
        <draw:custom-shape draw:style-name="gr7" draw:text-style-name="P6" draw:layer="layout" svg:width="0.6cm" svg:height="0.6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10" draw:layer="layout" svg:width="23.438cm" svg:height="14.029cm" svg:x="0.86cm" svg:y="4.233cm" presentation:class="outline" presentation:user-transformed="true">
          <draw:text-box>
            <text:list text:style-name="L4">
              <text:list-item>
                <text:p><text:span text:style-name="T12">Les bundles HTTP service et Servlet API sont installés d'abord</text:span></text:p>
              </text:list-item>
              <text:list-item>
                <text:p><text:span text:style-name="T12">Installation ensuite des bundle HTTP client et Tomcat</text:span></text:p>
              </text:list-item>
              <text:list-item>
                <text:p><text:span text:style-name="T12">La résolution échoue</text:span></text:p>
                <text:p/>
                <text:p/>
                <text:p/>
                <text:p/>
              </text:list-item>
              <text:list-item>
                <text:p><text:span text:style-name="T12">Modifications correctives</text:span></text:p>
              </text:list-item>
            </text:list>
            <text:p/>
            <text:p/>
            <text:p/>
            <text:p/>
            <text:list text:continue-numbering="true" text:style-name="L4">
              <text:list-header>
                <text:p/>
              </text:list-header>
            </text:list>
          </draw:text-box>
        </draw:frame>
        <draw:custom-shape draw:style-name="gr2" draw:text-style-name="P8" draw:layer="layout" svg:width="2.784cm" svg:height="2.34cm" svg:x="22.216cm" svg:y="13.1cm">
          <text:p text:style-name="P6"><text:span text:style-name="T10">Servlet </text:span></text:p>
          <text:p text:style-name="P6"><text:span text:style-name="T10">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21.912cm" svg:y1="14.998cm" svg:x2="22.251cm" svg:y2="14.998cm" svg:d="m21912 14998c254 0 85 0 339 0">
          <text:p/>
        </draw:connector>
        <draw:custom-shape draw:style-name="gr4" xml:id="id1" draw:id="id1" draw:layer="layout" svg:width="0.377cm" svg:height="0.376cm" draw:transform="rotate (-3.14159265358979) translate (21.912cm 15.186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10" draw:layer="layout" svg:width="5cm" svg:height="1.804cm" svg:x="17.1cm" svg:y="15.296cm">
          <draw:text-box>
            <text:p text:style-name="P9"><text:span text:style-name="T11">export</text:span></text:p>
            <text:p text:style-name="P9"><text:span text:style-name="T11">javax.servlet</text:span></text:p>
            <text:p text:style-name="P9"><text:span text:style-name="T11">version="2.3.0"</text:span></text:p>
          </draw:text-box>
        </draw:frame>
        <draw:custom-shape draw:style-name="gr2" draw:text-style-name="P8" draw:layer="layout" svg:width="2.784cm" svg:height="2.34cm" svg:x="14.881cm" svg:y="13.1cm">
          <text:p text:style-name="P6"><text:span text:style-name="T10">HTTP </text:span></text:p>
          <text:p text:style-name="P6"><text:span text:style-name="T10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14.477cm" svg:y1="14.998cm" svg:x2="14.816cm" svg:y2="14.998cm" svg:d="m14477 14998c254 0 85 0 339 0">
          <text:p/>
        </draw:connector>
        <draw:custom-shape draw:style-name="gr4" draw:layer="layout" svg:width="0.377cm" svg:height="0.376cm" draw:transform="rotate (-3.14159265358979) translate (14.477cm 15.186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layer="layout" draw:type="curve" svg:x1="17.7cm" svg:y1="14.989cm" svg:x2="18.039cm" svg:y2="14.989cm" svg:d="m17700 14989c254 0 85 0 339 0">
          <text:p/>
        </draw:connector>
        <draw:custom-shape draw:style-name="gr4" draw:layer="layout" svg:width="0.377cm" svg:height="0.377cm" draw:transform="rotate (-3.14159265358979) translate (18.416cm 15.177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2.784cm" svg:height="2.34cm" svg:x="6.981cm" svg:y="13.1cm">
          <text:p text:style-name="P6"><text:span text:style-name="T10">HTTP </text:span></text:p>
          <text:p text:style-name="P6"><text:span text:style-name="T10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6.577cm" svg:y1="14.998cm" svg:x2="6.916cm" svg:y2="14.998cm" svg:d="m6577 14998c254 0 85 0 339 0">
          <text:p/>
        </draw:connector>
        <draw:connector draw:style-name="gr3" draw:layer="layout" draw:type="curve" svg:x1="9.8cm" svg:y1="14.989cm" svg:x2="10.139cm" svg:y2="14.989cm" svg:d="m9800 14989c254 0 85 0 339 0">
          <text:p/>
        </draw:connector>
        <draw:custom-shape draw:style-name="gr4" draw:layer="layout" svg:width="0.377cm" svg:height="0.377cm" draw:transform="rotate (-3.14159265358979) translate (10.516cm 15.177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8" draw:layer="layout" svg:width="2.784cm" svg:height="2.34cm" svg:x="0.504cm" svg:y="13.1cm">
          <text:p text:style-name="P6"><text:span text:style-name="T10">Tom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layer="layout" svg:width="0.377cm" svg:height="0.376cm" draw:transform="rotate (-3.14159265358979) translate (4.081cm 15.176cm)">
          <text:p/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layer="layout" draw:type="curve" svg:x1="3.323cm" svg:y1="14.989cm" svg:x2="3.662cm" svg:y2="14.989cm" svg:d="m3323 14989c254 0 85 0 339 0">
          <text:p/>
        </draw:connector>
        <draw:custom-shape draw:style-name="gr4" draw:layer="layout" svg:width="0.377cm" svg:height="0.377cm" draw:transform="rotate (-3.14159265358979) translate (6.557cm 15.195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2" draw:layer="layout" svg:width="5cm" svg:height="1.589cm" svg:x="17.6cm" svg:y="13.023cm">
          <draw:text-box>
            <text:p><text:span text:style-name="T13">import</text:span></text:p>
            <text:p><text:span text:style-name="T13">javax.servlet</text:span></text:p>
            <text:p><text:span text:style-name="T13">version="</text:span><text:span text:style-name="T14">[2.3.0, 2.3.0]</text:span><text:span text:style-name="T13">"</text:span></text:p>
          </draw:text-box>
        </draw:frame>
        <draw:frame draw:style-name="gr10" draw:text-style-name="P11" draw:layer="layout" svg:width="6cm" svg:height="1.305cm" svg:x="9.7cm" svg:y="13.4cm">
          <draw:text-box>
            <text:p><text:span text:style-name="T11">import</text:span></text:p>
            <text:p><text:span text:style-name="T11">org.osgi.service.http</text:span></text:p>
          </draw:text-box>
        </draw:frame>
        <draw:frame draw:style-name="gr8" draw:text-style-name="P10" draw:layer="layout" svg:width="5.5cm" svg:height="1.804cm" svg:x="9.7cm" svg:y="15.3cm">
          <draw:text-box>
            <text:p text:style-name="P9"><text:span text:style-name="T11">export</text:span></text:p>
            <text:p text:style-name="P9"><text:span text:style-name="T11">org.osgi.service.http</text:span></text:p>
            <text:p text:style-name="P9"><text:span text:style-name="T11">uses:="javax.servlet"</text:span></text:p>
          </draw:text-box>
        </draw:frame>
        <draw:frame draw:style-name="gr8" draw:text-style-name="P10" draw:layer="layout" svg:width="4cm" svg:height="1.815cm" svg:x="3.1cm" svg:y="12.976cm">
          <draw:text-box>
            <text:p text:style-name="P9"><text:span text:style-name="T11">import</text:span></text:p>
            <text:p text:style-name="P9"><text:span text:style-name="T11">javax.servlet</text:span></text:p>
            <text:p text:style-name="P9"><text:span text:style-name="T11">version="</text:span><text:span text:style-name="T15">2.3.0</text:span><text:span text:style-name="T11">"</text:span></text:p>
          </draw:text-box>
        </draw:frame>
        <draw:frame draw:style-name="gr8" draw:text-style-name="P11" draw:layer="layout" svg:width="4.3cm" svg:height="1.804cm" svg:x="3.1cm" svg:y="15.3cm">
          <draw:text-box>
            <text:p><text:span text:style-name="T11">export</text:span></text:p>
            <text:p><text:span text:style-name="T11">javax.servlet</text:span></text:p>
            <text:p><text:span text:style-name="T11">version="2.4.0"</text:span></text:p>
          </draw:text-box>
        </draw:frame>
        <draw:line draw:style-name="gr6" draw:layer="layout" svg:x1="10.5cm" svg:y1="15cm" svg:x2="14cm" svg:y2="15cm">
          <text:p/>
        </draw:line>
        <draw:line draw:style-name="gr6" draw:layer="layout" svg:x1="18.416cm" svg:y1="15cm" svg:x2="21.405cm" svg:y2="15cm">
          <text:p/>
        </draw:line>
        <draw:connector draw:style-name="gr6" draw:layer="layout" draw:type="curve" draw:line-skew="1.029cm" svg:x1="6.199cm" svg:y1="15.017cm" svg:x2="21.724cm" svg:y2="15.186cm" draw:end-shape="id1" draw:end-glue-point="0" svg:d="m6199 15017c0 3111 15525 3026 15525 169">
          <text:p/>
        </draw:connector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6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user-transformed="true">
          <draw:text-box>
            <text:p>Politique des versions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Modèle préconisé par l'OSGi Alliance</text:p>
              </text:list-item>
              <text:list-item>
                <text:p>La gestion des versions est au cœur du framework OSGi</text:p>
                <text:p/>
              </text:list-item>
              <text:list-item>
                <text:p>Pattern : major.minor.micro.qualifier</text:p>
                <text:list>
                  <text:list-item>
                    <text:p>Ex : 1.0.0.r4711</text:p>
                  </text:list-item>
                </text:list>
                <text:p/>
              </text:list-item>
              <text:list-item>
                <text:p><text:span text:style-name="T16">Major number change :</text:span> MAJ incompatible</text:p>
              </text:list-item>
              <text:list-item>
                <text:p><text:span text:style-name="T16">Minor number change</text:span> : MAJ backward-compatible </text:p>
              </text:list-item>
              <text:list-item>
                <text:p><text:span text:style-name="T16">Micro number change</text:span> : MAJ interne (bug fix ou amélioration des performances)</text:p>
              </text:list-item>
              <text:list-item>
                <text:p><text:span text:style-name="T16">Qualifier change</text:span> : MAJ non impactante (formatage du code)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6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1" draw:layer="layout" svg:width="19.548cm" svg:height="2.771cm" svg:x="0.86cm" svg:y="0.264cm" presentation:class="title" presentation:user-transformed="true">
          <draw:text-box>
            <text:p>Concepts avancés (1/6)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DynamicImport-Package </text:p>
                <text:list>
                  <text:list-item>
                    <text:p>Permet d'importer un package en cours d'exécution (non bloquant lors de la résolution du bundle)</text:p>
                  </text:list-item>
                  <text:list-item>
                    <text:p>Une fois résolu, le package est traité comme un import classique</text:p>
                  </text:list-item>
                  <text:list-item>
                    <text:p>Possibilité d'utiliser des wildcards</text:p>
                  </text:list-item>
                </text:list>
                <text:p/>
                <text:p/>
              </text:list-item>
              <text:list-item>
                <text:p>Importation conditionnelle</text:p>
                <text:list>
                  <text:list-item>
                    <text:p>La résolution se sera effectuée qu'une fois (à la résolution du bundle)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18cm" svg:height="1.723cm" svg:x="2.8cm" svg:y="9.101cm" presentation:class="outline" presentation:user-transformed="true">
          <draw:text-box>
            <text:p text:style-name="P4"><text:span text:style-name="T2"># MANIFEST.MF</text:span></text:p>
            <text:p text:style-name="P13"><text:span text:style-name="T17">DynamicImport-Package: com.zenika.*</text:span></text:p>
          </draw:text-box>
        </draw:frame>
        <draw:frame presentation:style-name="pr12" draw:text-style-name="P16" draw:layer="layout" svg:width="19.6cm" svg:height="2.656cm" svg:x="2.9cm" svg:y="14.5cm" presentation:class="outline" presentation:user-transformed="true">
          <draw:text-box>
            <text:p text:style-name="P4"><text:span text:style-name="T2"># MANIFEST.MF</text:span></text:p>
            <text:p text:style-name="P13"><text:span text:style-name="T17">Import-Package: </text:span><text:span text:style-name="T18">javax.servlet; resolution:=optional</text:span></text:p>
            <text:p text:style-name="P15"><text:span text:style-name="T18">Export-Package: com.zenika.service; </text:span><text:span text:style-name="T19">include:="*Service"; exclude:="Test*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Concepts avancés (2/6)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Bundle-Classpath</text:p>
                <text:list>
                  <text:list-item>
                    <text:p>Représente les chemins de recherche des classes et des ressources à l'intérieur du bundle</text:p>
                  </text:list-item>
                  <text:list-item>
                    <text:p>Si non défini, la valeur par défaut est « . »</text:p>
                  </text:list-item>
                  <text:list-item>
                    <text:p>L'ordre de déclaration détermine l'ordre de résolution</text:p>
                  </text:list-item>
                </text:list>
                <text:p/>
                <text:p/>
              </text:list-item>
              <text:list-item>
                <text:p>Require-Bundle</text:p>
                <text:list>
                  <text:list-item>
                    <text:p>Permet de déclarer une dépendance vers un autre bundle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18cm" svg:height="1.723cm" svg:x="2.7cm" svg:y="9.078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Bundle-Classpath: ., lib/nested.jar</text:span></text:p>
          </draw:text-box>
        </draw:frame>
        <draw:frame presentation:style-name="pr14" draw:text-style-name="P16" draw:layer="layout" svg:width="18cm" svg:height="1.723cm" svg:x="2.7cm" svg:y="13.579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Require-Bundle: com.zenika</text:span><text:span text:style-name="T17">.example</text:span><text:span text:style-name="T20">; bundle-version="1.0.0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Concepts avancés (3/6)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Bibliothèques natives</text:p>
                <text:list>
                  <text:list-item>
                    <text:p>Chargement en fonction du système et du processeur</text:p>
                  </text:list-item>
                </text:list>
                <text:p/>
                <text:p/>
                <text:p/>
                <text:p/>
              </text:list-item>
              <text:list-item>
                <text:p>Fragments</text:p>
                <text:list>
                  <text:list-item>
                    <text:p>Permet d'étendre le classloader d'un bundle hôte</text:p>
                  </text:list-item>
                  <text:list-item>
                    <text:p>Ne peut pas être démarré (donc pas d'Activator)</text:p>
                  </text:list-item>
                  <text:list-item>
                    <text:p>Exemple : ajouter des ressources de traduction</text:p>
                  </text:list-item>
                </text:list>
              </text:list-item>
            </text:list>
          </draw:text-box>
        </draw:frame>
        <draw:frame presentation:style-name="pr15" draw:text-style-name="P16" draw:layer="layout" svg:width="19.5cm" svg:height="4.216cm" svg:x="2.8cm" svg:y="6.501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Bundle-NativeCode: </text:span></text:p>
            <text:p text:style-name="P13"><text:span text:style-name="T20">nativelib/rxtxSerial.dll;osname=Win32;processor=x86,</text:span></text:p>
            <text:p text:style-name="P13"><text:span text:style-name="T20">nativelib/librxtxSerial.so;osname=Linux;processor=x86,</text:span></text:p>
            <text:p text:style-name="P13"><text:span text:style-name="T20">nativelib/Mac_OS_X/librxtxSerial.jnilib;osname=Mac OSX;processor=x86</text:span></text:p>
          </draw:text-box>
        </draw:frame>
        <draw:frame presentation:style-name="pr16" draw:text-style-name="P16" draw:layer="layout" svg:width="19.5cm" svg:height="1.723cm" svg:x="2.8cm" svg:y="15.391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Fragment-Host: &lt;bundle symbolic name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Concepts avancés (4/6)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Extensions</text:p>
                <text:list>
                  <text:list-item>
                    <text:p>Ajout de packages exportés par le framework</text:p>
                  </text:list-item>
                </text:list>
                <text:p/>
                <text:p/>
                <text:p/>
                <text:list>
                  <text:list-item text:start-value="1">
                    <text:p>Ajout de packages au bootdelegation du framework</text:p>
                  </text:list-item>
                </text:list>
              </text:list-item>
            </text:list>
          </draw:text-box>
        </draw:frame>
        <draw:frame presentation:style-name="pr17" draw:text-style-name="P14" draw:layer="layout" svg:width="19.5cm" svg:height="2.554cm" svg:x="2.8cm" svg:y="6.4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Fragment-Host: system.bundle; extension:=framework</text:span></text:p>
            <text:p text:style-name="P13"><text:span text:style-name="T20">Export-Package: com.zenika.extension</text:span></text:p>
          </draw:text-box>
        </draw:frame>
        <draw:frame presentation:style-name="pr17" draw:text-style-name="P14" draw:layer="layout" svg:width="19.5cm" svg:height="2.554cm" svg:x="2.8cm" svg:y="11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Fragment-Host: system.bundle; extension:=bootdelegation</text:span></text:p>
            <text:p text:style-name="P13"><text:span text:style-name="T20">Export-Package: com.zenika.extens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6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Concepts avancés (5/6)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Attributs implicites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Permet de déclarer une dépendance forte</text:p>
              </text:list-item>
            </text:list>
          </draw:text-box>
        </draw:frame>
        <draw:frame presentation:style-name="pr18" draw:text-style-name="P16" draw:layer="layout" svg:width="19.5cm" svg:height="4.233cm" svg:x="1.5cm" svg:y="5.446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Bundle-SymbolicName : my.bundle</text:span></text:p>
            <text:p text:style-name="P13"><text:span text:style-name="T20">Bundle-Version : 1.2.0</text:span></text:p>
            <text:p text:style-name="P13"><text:span text:style-name="T20">Export-Package: com.zenika.osgi.service; version="1.0.0"; </text:span></text:p>
            <text:p text:style-name="P13"><text:span text:style-name="T21"><text:s/></text:span><text:span text:style-name="T22">bundle-symbolic-name="my.bundle"; bundle-version="1.2.0"</text:span></text:p>
          </draw:text-box>
        </draw:frame>
        <draw:frame presentation:style-name="pr19" draw:text-style-name="P16" draw:layer="layout" svg:width="19.5cm" svg:height="2.554cm" svg:x="1.5cm" svg:y="11.147cm" presentation:class="outline" presentation:user-transformed="true">
          <draw:text-box>
            <text:p text:style-name="P4"><text:span text:style-name="T2"># MANIFEST.MF</text:span></text:p>
            <text:p text:style-name="P13"><text:span text:style-name="T20">Import-Package: com.zenika.osgi.service;</text:span></text:p>
            <text:p text:style-name="P13"><text:span text:style-name="T23"><text:s/></text:span><text:span text:style-name="T23">bundle-symbolic-name="my.bundle"; bundle-version="[1.2.0,1.2.0]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6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3" draw:layer="layout" svg:width="19.548cm" svg:height="2.52cm" svg:x="0.86cm" svg:y="0.389cm" presentation:class="title">
          <draw:text-box>
            <text:p>Concepts avancés (6/6)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ttributs optionnels</text:p>
                <text:list>
                  <text:list-item>
                    <text:p>Permet de spécifier des attributs utilisables dans les imports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p>Attributs obligatoires</text:p>
                <text:list>
                  <text:list-item>
                    <text:p>Oblige le bundle importeur à déclarer ces attributs pour que la résolution aboutisse</text:p>
                  </text:list-item>
                </text:list>
              </text:list-item>
            </text:list>
            <text:p/>
            <text:p/>
            <text:p/>
          </draw:text-box>
        </draw:frame>
        <draw:frame presentation:style-name="pr5" draw:text-style-name="P16" draw:layer="layout" svg:width="19.5cm" svg:height="1.723cm" svg:x="1.5cm" svg:y="6.3cm" presentation:class="outline" presentation:user-transformed="true">
          <draw:text-box>
            <text:p text:style-name="P4"><text:span text:style-name="T2"># MANIFEST.MF</text:span></text:p>
            <text:p text:style-name="P4"><text:span text:style-name="T20">Export-Package: com.zenika.osgi.service; version="1.0.0"; </text:span><text:span text:style-name="T24">private="true"</text:span></text:p>
          </draw:text-box>
        </draw:frame>
        <draw:frame presentation:style-name="pr5" draw:text-style-name="P16" draw:layer="layout" svg:width="19.5cm" svg:height="1.723cm" svg:x="1.5cm" svg:y="8.301cm" presentation:class="outline" presentation:user-transformed="true">
          <draw:text-box>
            <text:p text:style-name="P4"><text:span text:style-name="T2"># MANIFEST.MF</text:span></text:p>
            <text:p text:style-name="P4"><text:span text:style-name="T20">Import-Package: com.zenika.osgi.service; </text:span><text:span text:style-name="T24">private="true"</text:span></text:p>
          </draw:text-box>
        </draw:frame>
        <draw:frame presentation:style-name="pr5" draw:text-style-name="P16" draw:layer="layout" svg:width="19.5cm" svg:height="2.354cm" svg:x="1.5cm" svg:y="13.902cm" presentation:class="outline" presentation:user-transformed="true">
          <draw:text-box>
            <text:p text:style-name="P4"><text:span text:style-name="T2"># MANIFEST.MF</text:span></text:p>
            <text:p text:style-name="P4"><text:span text:style-name="T20">Export-Package: com.zenika.osgi.service; version="1.0.0"; </text:span><text:span text:style-name="T25">private="true";</text:span><text:span text:style-name="T24"> mandatory:="private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6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office:forms form:automatic-focus="false" form:apply-design-mode="false"/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  <text:list>
                        <text:list-item>
                          <text:p><text:span text:style-name="MT2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meta:creation-date>2006-03-31T15:08:12</meta:creation-date>
    <dc:date>2013-05-13T13:07:15.88</dc:date>
    <meta:printed-by>François Fornaciari</meta:printed-by>
    <meta:print-date>2011-04-08T11:48:38.03</meta:print-date>
    <dc:language>fr-FR</dc:language>
    <meta:editing-cycles>330</meta:editing-cycles>
    <meta:editing-duration>P2DT11M11S</meta:editing-duration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